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Tanh</text:p>
      <text:p text:style-name="P1">Tanh <text:s text:c="1"/>// Elementwise hyperbolic tangent operation.</text:p>
      <text:h text:style-name="Heading_20_1" text:outline-level="1">Description</text:h>
      <text:p text:style-name="First_20_paragraph">Produce a tensor with the same shape and element typye as <text:span text:style-name="Source_Text">arg,</text:span> where the value at each coordinate of <text:span text:style-name="Source_Text">output</text:span> is the hyperbolic tangent of the value of <text:span text:style-name="Source_Text">arg</text:span> at the same coordinat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Ta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nh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tanh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i>Δ</mi>
    <mspace width="0.222em"/>
    <mo stretchy="false" form="prefix">(</mo>
    <mn>1</mn>
    <mo>−</mo>
    <msup>
      <mstyle mathvariant="monospace">
        <mi>𝚘</mi>
        <mi>𝚞</mi>
        <mi>𝚝</mi>
        <mi>𝚙</mi>
        <mi>𝚞</mi>
        <mi>𝚝</mi>
      </mstyle>
      <mn>2</mn>
    </msup>
    <mo stretchy="false" form="postfix">)</mo>
  </mrow>
</math>
</file>